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6C0000016CED2B240D.png" manifest:media-type="image/png"/>
  <manifest:file-entry manifest:full-path="Pictures/100000000000016C0000016C5DE79D86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9.63cm" svg:height="9.63cm" svg:x="1.268cm" svg:y="1.45cm">
          <draw:image xlink:href="Pictures/100000000000016C0000016C5DE79D86.png" xlink:type="simple" xlink:show="embed" xlink:actuate="onLoad">
            <text:p/>
          </draw:image>
        </draw:frame>
        <draw:frame draw:style-name="gr1" draw:text-style-name="P1" draw:layer="layout" svg:width="9.63cm" svg:height="9.63cm" svg:x="12.033cm" svg:y="1.455cm">
          <draw:image xlink:href="Pictures/100002010000016C0000016CED2B240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0-30T14:24:41</meta:creation-date>
    <dc:date>2014-10-30T14:27:49</dc:date>
    <meta:editing-duration>P0D</meta:editing-duration>
    <meta:editing-cycles>1</meta:editing-cycles>
    <meta:document-statistic meta:object-count="2"/>
    <meta:generator>LibreOffice/3.5$Linux_X86_64 LibreOffice_project/350m1$Build-2</meta:generator>
  </office:meta>
</office:document-meta>
</file>